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369d0" officeooo:paragraph-rsid="001369d0"/>
    </style:style>
    <style:style style:name="P2" style:family="paragraph" style:parent-style-name="Standard">
      <style:text-properties style:text-underline-style="none" officeooo:rsid="00146ebc" officeooo:paragraph-rsid="00146ebc"/>
    </style:style>
    <style:style style:name="P3" style:family="paragraph" style:parent-style-name="Standard">
      <style:text-properties style:text-underline-style="none" officeooo:rsid="00161a9a" officeooo:paragraph-rsid="00161a9a"/>
    </style:style>
    <style:style style:name="P4" style:family="paragraph" style:parent-style-name="Standard">
      <style:text-properties style:text-underline-style="none" officeooo:rsid="0017ba31" officeooo:paragraph-rsid="0017ba31"/>
    </style:style>
    <style:style style:name="P5" style:family="paragraph" style:parent-style-name="Standard">
      <style:text-properties style:text-underline-style="none" officeooo:rsid="00192e68" officeooo:paragraph-rsid="00192e68"/>
    </style:style>
    <style:style style:name="P6" style:family="paragraph" style:parent-style-name="Standard">
      <style:text-properties style:text-underline-style="none" officeooo:rsid="001a63bc" officeooo:paragraph-rsid="001a63bc"/>
    </style:style>
    <style:style style:name="P7" style:family="paragraph" style:parent-style-name="Standard">
      <style:text-properties style:text-underline-style="none" officeooo:rsid="001bd520" officeooo:paragraph-rsid="001bd520"/>
    </style:style>
    <style:style style:name="P8" style:family="paragraph" style:parent-style-name="Standard">
      <style:text-properties style:text-underline-style="none" officeooo:rsid="001d611e" officeooo:paragraph-rsid="001d611e"/>
    </style:style>
    <style:style style:name="P9" style:family="paragraph" style:parent-style-name="Standard">
      <style:text-properties style:text-underline-style="none" officeooo:rsid="001eaf0b" officeooo:paragraph-rsid="001eaf0b"/>
    </style:style>
    <style:style style:name="P10" style:family="paragraph" style:parent-style-name="Standard">
      <style:text-properties style:font-name="Liberation Serif1" style:text-underline-style="none" officeooo:rsid="001a63bc" officeooo:paragraph-rsid="00192e68"/>
    </style:style>
    <style:style style:name="P11" style:family="paragraph" style:parent-style-name="Standard">
      <style:text-properties style:text-underline-style="none" officeooo:rsid="0021c101" officeooo:paragraph-rsid="0021c101"/>
    </style:style>
    <style:style style:name="P12" style:family="paragraph" style:parent-style-name="Standard">
      <style:text-properties style:text-underline-style="none" officeooo:rsid="001eaf0b" officeooo:paragraph-rsid="001eaf0b"/>
    </style:style>
    <style:style style:name="P13" style:family="paragraph" style:parent-style-name="Standard">
      <style:text-properties style:text-underline-style="none" officeooo:rsid="002a6a5c" officeooo:paragraph-rsid="002a6a5c"/>
    </style:style>
    <style:style style:name="P14" style:family="paragraph" style:parent-style-name="Standard">
      <style:text-properties style:text-underline-style="none" officeooo:rsid="002ccbf9" officeooo:paragraph-rsid="002ccbf9"/>
    </style:style>
    <style:style style:name="P15" style:family="paragraph" style:parent-style-name="Standard">
      <style:text-properties style:text-underline-style="none" officeooo:rsid="001a63bc" officeooo:paragraph-rsid="001a63bc"/>
    </style:style>
    <style:style style:name="P16" style:family="paragraph" style:parent-style-name="Standard">
      <style:text-properties style:text-underline-style="none" officeooo:rsid="002e51e0" officeooo:paragraph-rsid="002e51e0"/>
    </style:style>
    <style:style style:name="T1" style:family="text">
      <style:text-properties officeooo:rsid="00161a9a"/>
    </style:style>
    <style:style style:name="T2" style:family="text">
      <style:text-properties officeooo:rsid="0017ba31"/>
    </style:style>
    <style:style style:name="T3" style:family="text">
      <style:text-properties officeooo:rsid="00192e68"/>
    </style:style>
    <style:style style:name="T4" style:family="text">
      <style:text-properties officeooo:rsid="001a0766"/>
    </style:style>
    <style:style style:name="T5" style:family="text">
      <style:text-properties style:font-name="Liberation Serif" officeooo:rsid="001a63bc"/>
    </style:style>
    <style:style style:name="T6" style:family="text">
      <style:text-properties style:font-name="Liberation Serif1"/>
    </style:style>
    <style:style style:name="T7" style:family="text">
      <style:text-properties style:font-name="Liberation Serif1" officeooo:rsid="001a63bc"/>
    </style:style>
    <style:style style:name="T8" style:family="text">
      <style:text-properties style:font-name="Liberation Serif1" officeooo:rsid="002e0613"/>
    </style:style>
    <style:style style:name="T9" style:family="text">
      <style:text-properties officeooo:rsid="00209ca5"/>
    </style:style>
    <style:style style:name="T10" style:family="text">
      <style:text-properties officeooo:rsid="0021c101"/>
    </style:style>
    <style:style style:name="T11" style:family="text">
      <style:text-properties officeooo:rsid="0024eca9"/>
    </style:style>
    <style:style style:name="T12" style:family="text">
      <style:text-properties officeooo:rsid="00251c52"/>
    </style:style>
    <style:style style:name="T13" style:family="text">
      <style:text-properties officeooo:rsid="0025de31"/>
    </style:style>
    <style:style style:name="T14" style:family="text">
      <style:text-properties officeooo:rsid="0026581a"/>
    </style:style>
    <style:style style:name="T15" style:family="text">
      <style:text-properties officeooo:rsid="00282e2b"/>
    </style:style>
    <style:style style:name="T16" style:family="text">
      <style:text-properties officeooo:rsid="002bcc26"/>
    </style:style>
    <style:style style:name="T17" style:family="text">
      <style:text-properties officeooo:rsid="002e0613"/>
    </style:style>
    <style:style style:name="T18" style:family="text">
      <style:text-properties officeooo:rsid="002e51e0"/>
    </style:style>
    <style:style style:name="T19" style:family="text">
      <style:text-properties officeooo:rsid="002ffef0"/>
    </style:style>
    <style:style style:name="T20" style:family="text">
      <style:text-properties officeooo:rsid="0030c2c7"/>
    </style:style>
    <style:style style:name="T21" style:family="text">
      <style:text-properties officeooo:rsid="003189a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itch Research project</text:p>
      <text:p text:style-name="P1"/>
      <text:p text:style-name="P2">Hello.</text:p>
      <text:p text:style-name="P2"/>
      <text:p text:style-name="P2">Let’s say you want <text:span text:style-name="T1">to build a community on the internet, with a set of rules that the community would build as the time goes.</text:span></text:p>
      <text:p text:style-name="P2"/>
      <text:p text:style-name="P3">That could take the form of a discord server, which can sometimes be a bit messy, but instead of having a bunch of people ruling the place, you want the whole community to run it in a more decentralized way.</text:p>
      <text:p text:style-name="P3"/>
      <text:p text:style-name="P3">You could introduce a system of vote, but someone has to have the authority at some point to collect votes, assess the result and enforce the <text:span text:style-name="T2">policy that was introduced.</text:span></text:p>
      <text:p text:style-name="P3"/>
      <text:p text:style-name="P4">If you want to decentralize the whole governance a<text:span text:style-name="T4">s</text:span> well, you need to put in place an algorithm which is going to do the job instead of the centralized authority. The goal of that algorithm is called consensus and there is a whole field of computer science interested in the different types of consensus, the different consensus protocols that one can build and so on.</text:p>
      <text:p text:style-name="P4"/>
      <text:p text:style-name="P4">In this project, I wanted to compare Classical consensus and Nakamoto consensus <text:span text:style-name="T20">in the context of building a decentralized state machine</text:span>.</text:p>
      <text:p text:style-name="P4"/>
      <text:p text:style-name="P4">Let’s talk a little <text:span text:style-name="T4">bit</text:span> about the difference<text:span text:style-name="T4">s</text:span> between these two types of consensus first.</text:p>
      <text:p text:style-name="P4"/>
      <text:p text:style-name="P4">Classical consensus is a deterministic protocol which make<text:span text:style-name="T4">s</text:span> sure your system will <text:span text:style-name="T3">reach consensu</text:span><text:span text:style-name="T4">s at some point. Nodes all have a full understanding of the system and work together, often to elect a leader which can direct the processes to all the nodes so that they keep the same record.</text:span></text:p>
      <text:p text:style-name="P4"/>
      <text:p text:style-name="P5">Nakamoto consens<text:span text:style-name="T4">us on the other way is not deterministic but probabilitic. One assumes that consensus might not be reached, with a probability </text:span><text:span text:style-name="T5">ε</text:span><text:span text:style-name="T7">. And thus it allows a whole new range of consensus algorithms.</text:span></text:p>
      <text:p text:style-name="P10"/>
      <text:p text:style-name="P6"><text:span text:style-name="T6">Nakamoto consensus is mostly know for being the </text:span><text:span text:style-name="T8">paradigm of</text:span><text:span text:style-name="T6"> </text:span><text:span text:style-name="T8">bitcoin</text:span><text:span text:style-name="T6">. But can we build a reliable decentralized state machine using it ? What are the advantages and drawbacks of such an approach ?</text:span></text:p>
      <text:p text:style-name="P6"/>
      <text:p text:style-name="P16">To do this, I built a decentralized state machine system with both types of algorithm. The goal is to have a network of nodes hold<text:span text:style-name="T21">ing</text:span> a copy of the same record. A record is a set of numbered logs. Each node can be queried by the used to add one log or the get the logs. Each log has a unique number, which is the same on all the copies. That helps making sure all nodes hold the same record.</text:p>
      <text:p text:style-name="P6"/>
      <text:p text:style-name="P6"><text:span text:style-name="T18">On the one hand, </text:span>I implemented a basic version of the raft consensus algorithm to represent classical consensus. For Nakamoto consensus, I used the snowball consensus algorithm, which is based on gossip algorithms. Each node holding a version of the record can ask to add a new log to the record. To reach consensus, the first node selects a bunch of nodes in the network and asks them if they disagree with the new log (for example they might disagree if they had a different log at the same number). Otherwise they respond to the initial node that they agree, take the new log and start a query on a different set of nodes themselves. </text:p>
      <text:p text:style-name="P6"/>
      <text:p text:style-name="P7">This algorithm has a few parameters : the number of nodes in the system <text:span text:style-name="T21">n</text:span>, how many nodes are queried each round <text:span text:style-name="T21">k</text:span>, how many rounds before the node stops initiating queries <text:span text:style-name="T21">(at that point the log value at that number is determined) Beta</text:span>.</text:p>
      <text:p text:style-name="P7"><text:soft-page-break/></text:p>
      <text:p text:style-name="P8">Evaluating the probability of consensus not being reached is challenging, because randomness scales very fast.</text:p>
      <text:p text:style-name="P8"/>
      <text:p text:style-name="P9">However, I still managed to get the right values at some point. These are the kind of numbers we are dealing with :</text:p>
      <text:p text:style-name="P9"/>
      <text:p text:style-name="P9">With 5 nodes, k = 3 the number of nodes on<text:span text:style-name="T18">e</text:span> node quer<text:span text:style-name="T18">ies</text:span> each round, and beta = 2 the number of round one node goes through before stopping making requests <text:span text:style-name="T18">and just responding</text:span>.</text:p>
      <text:p text:style-name="P9"/>
      <text:p text:style-name="P9">The probability of not reaching consensus is 6.1e-05 <text:span text:style-name="T16">(6 dot 1 to the minus 5th)</text:span>, <text:span text:style-name="T11">so </text:span><text:span text:style-name="T12">about like landing 3 times in a row on 0 when playing the roulette. </text:span><text:span text:style-name="T13">Pretty unusual, but still very much possible.</text:span></text:p>
      <text:p text:style-name="P9"/>
      <text:p text:style-name="P9">With 15 nodes, k = <text:span text:style-name="T9">8, </text:span><text:span text:style-name="T10">that probability falls to 7.0e-10, </text:span><text:span text:style-name="T14">and that is about ten times less likely than winning the euromillions. W</text:span><text:span text:style-name="T16">e</text:span><text:span text:style-name="T14"> are talking once in multiple lifetimes events here.</text:span></text:p>
      <text:p text:style-name="P9"/>
      <text:p text:style-name="P11">With 20 nodes, k=12, the probability <text:span text:style-name="T14">drop again significantly at</text:span> <text:span text:style-name="T11">6.3e-16. </text:span><text:span text:style-name="T15">Same as landing 10 times in a row on 0 when playing the roulette ! </text:span></text:p>
      <text:p text:style-name="P11"/>
      <text:p text:style-name="P13">With beta superior to two, probabilities can even go much much lower. When designing a system, one must choose wisely the values of these parameters to reach the level of safety he needs. </text:p>
      <text:p text:style-name="P11"/>
      <text:p text:style-name="P14">With the snowball consensus algorithm, we get the following benefits as a trade-of :</text:p>
      <text:p text:style-name="P14">- The consensus is leaderless, <text:span text:style-name="T18">whereas in the Raft, </text:span>if the leader fails <text:span text:style-name="T18">it triggers a</text:span> round of votes to elect a new leader, which can represent a lot of requests in the system.</text:p>
      <text:p text:style-name="P14">- If the leader is byzantine (which means that it doesn’t behave as it is supposed to) in Raft, the system will misbehave completely, as the leader can give different instructions to multiple followers, and that is not the case with Snowball.</text:p>
      <text:p text:style-name="P14">- If no logs are added to the system, no heartbeat requests are needed to make sure that the leader is not failing.</text:p>
      <text:p text:style-name="P6"/>
      <text:p text:style-name="P16">To conclude with, using a Nakamoto consensus based algorithm can provide many benefits in some cases. Especially when dealing with failing or byzantine nodes. Just make sure you are using the right parameters <text:span text:style-name="T19">in regards to the system you want to build.</text:span></text:p>
      <text:p text:style-name="P6"/>
      <text:p text:style-name="P6"/>
      <text:p text:style-name="P6"/>
      <text:p text:style-name="P5"/>
      <text:p text:style-name="P5"/>
      <text:p text:style-name="P4"/>
      <text:p text:style-name="P4"/>
      <text:p text:style-name="P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1" fo:font-size="12pt" fo:language="en" fo:country="GB"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1" fo:font-size="12pt" fo:language="en" fo:country="GB"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0-15T13:06:50.764728439</meta:creation-date>
    <dc:date>2022-10-30T11:34:05.997238425</dc:date>
    <meta:editing-duration>PT1H35M57S</meta:editing-duration>
    <meta:editing-cycles>20</meta:editing-cycles>
    <meta:generator>LibreOffice/7.3.6.2$Linux_X86_64 LibreOffice_project/30$Build-2</meta:generator>
    <meta:document-statistic meta:table-count="0" meta:image-count="0" meta:object-count="0" meta:page-count="2" meta:paragraph-count="26" meta:word-count="912" meta:character-count="5056" meta:non-whitespace-character-count="4167"/>
  </office:meta>
</office:document-meta>
</file>